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485cm" table:align="margins"/>
    </style:style>
    <style:style style:name="Tabella1.A" style:family="table-column">
      <style:table-column-properties style:column-width="8.243cm" style:rel-column-width="32767*"/>
    </style:style>
    <style:style style:name="Tabella1.B" style:family="table-column">
      <style:table-column-properties style:column-width="8.243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color="#000000" style:text-underline-style="none" fo:font-weight="bold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7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MySql</text:p>
          </table:table-cell>
          <table:table-cell table:style-name="Tabella1.B1" office:value-type="string">
            <text:p text:style-name="P1">Access</text:p>
          </table:table-cell>
        </table:table-row>
        <table:table-row table:style-name="Tabella1.2">
          <table:table-cell table:style-name="Tabella1.A2" office:value-type="string">
            <text:p text:style-name="P2"><text:a xlink:type="simple" xlink:href="http://www.w3schools.com/SQl/func_now.asp" text:style-name="Internet_20_link" text:visited-style-name="Visited_20_Internet_20_Link">Now ()</text:a><text:span text:style-name="T4"> </text:span><text:span text:style-name="T6">Data di sistema</text:span></text:p>
          </table:table-cell>
          <table:table-cell table:style-name="Tabella1.B2" office:value-type="string">
            <text:p text:style-name="P2">Now () <text:span text:style-name="T6">Data di sistema</text:span></text:p>
          </table:table-cell>
        </table:table-row>
        <table:table-row>
          <table:table-cell table:style-name="Tabella1.A7" office:value-type="string">
            <text:p text:style-name="P2"/>
            <text:p text:style-name="Table_20_Contents"><text:span text:style-name="T1">DateDiff(date1, date2)</text:span> </text:p>
            <text:p text:style-name="Table_20_Contents"/>
            <text:p text:style-name="Table_20_Contents">Es.: DateDiff('2008-11-30','2008-11-29') </text:p>
            <text:p text:style-name="Table_20_Contents"/>
          </table:table-cell>
          <table:table-cell table:style-name="Tabella1.B7" office:value-type="string">
            <text:p text:style-name="P2"/>
            <text:p text:style-name="P2">DateDiff ( interval, date1, date2) </text:p>
            <text:p text:style-name="Table_20_Contents"/>
            <text:p text:style-name="Table_20_Contents">Es.: <text:span text:style-name="T3">DateDiff</text:span><text:span text:style-name="T2"> ("d", #15/10/2003#, #22/11/2003#)</text:span></text:p>
          </table:table-cell>
        </table:table-row>
        <table:table-row>
          <table:table-cell table:style-name="Tabella1.A7" office:value-type="string">
            <text:p text:style-name="P2"/>
            <text:p text:style-name="P2">Date_Add(date,INTERVAL expr type)</text:p>
            <text:p text:style-name="Table_20_Contents"/>
            <text:p text:style-name="Table_20_Contents">Es.: Date_Add(<text:span text:style-name="T2">'2008-11-30',INTERVAL 45 DAY</text:span>) </text:p>
            <text:p text:style-name="Table_20_Contents"/>
          </table:table-cell>
          <table:table-cell table:style-name="Tabella1.B7" office:value-type="string">
            <text:p text:style-name="P2"/>
            <text:p text:style-name="P2">DateAdd (interval, number, date)</text:p>
            <text:p text:style-name="Table_20_Contents"/>
            <text:p text:style-name="Table_20_Contents">Es.: DateAdd ("d", 5, #22/11/2003#)</text:p>
          </table:table-cell>
        </table:table-row>
        <table:table-row>
          <table:table-cell table:style-name="Tabella1.A7" office:value-type="string">
            <text:p text:style-name="P2"/>
            <text:p text:style-name="P2">Date_Sub(data,INTERVAL expr type)</text:p>
            <text:p text:style-name="Table_20_Contents"/>
            <text:p text:style-name="Table_20_Contents">Es.: Date_Sub(<text:span text:style-name="T2">'2008-11-30',INTERVAL 5 DAY</text:span>)</text:p>
            <text:p text:style-name="Table_20_Contents"/>
          </table:table-cell>
          <table:table-cell table:style-name="Tabella1.B7" office:value-type="string">
            <text:p text:style-name="Table_20_Contents"/>
            <text:p text:style-name="Table_20_Contents">DateAdd con <text:span text:style-name="T1">“number”</text:span> negativo</text:p>
          </table:table-cell>
        </table:table-row>
        <table:table-row>
          <table:table-cell table:style-name="Tabella1.A7" office:value-type="string">
            <text:p text:style-name="Table_20_Contents"><text:a xlink:type="simple" xlink:href="http://www.w3schools.com/SQl/func_now.asp" text:style-name="Internet_20_link" text:visited-style-name="Visited_20_Internet_20_Link"><text:span text:style-name="T5"/></text:a></text:p>
            <text:p text:style-name="Table_20_Contents"><text:a xlink:type="simple" xlink:href="http://www.w3schools.com/SQl/func_now.asp" text:style-name="Internet_20_link" text:visited-style-name="Visited_20_Internet_20_Link"><text:span text:style-name="T5">if( condition, value_if_true, value_if_false)</text:span></text:a></text:p>
            <text:p text:style-name="P5"/>
          </table:table-cell>
          <table:table-cell table:style-name="Tabella1.B7" office:value-type="string">
            <text:p text:style-name="Table_20_Contents"><text:a xlink:type="simple" xlink:href="http://www.w3schools.com/SQl/func_now.asp" text:style-name="Internet_20_link" text:visited-style-name="Visited_20_Internet_20_Link"><text:span text:style-name="T5"/></text:a></text:p>
            <text:p text:style-name="Table_20_Contents"><text:a xlink:type="simple" xlink:href="http://www.w3schools.com/SQl/func_now.asp" text:style-name="Internet_20_link" text:visited-style-name="Visited_20_Internet_20_Link"><text:span text:style-name="T5">iif ( condition, value_if_true, value_if_false)</text:span></text:a></text:p>
          </table:table-cell>
        </table:table-row>
        <table:table-row>
          <table:table-cell table:style-name="Tabella1.A7" office:value-type="string">
            <text:p text:style-name="P3"/>
            <text:p text:style-name="P3">Case ...when ... then ...else ... end</text:p>
            <text:p text:style-name="P4"/>
            <text:p text:style-name="P4">Es.: <text:span text:style-name="T1">Case</text:span> month<text:span text:style-name="T8">(data)</text:span> <text:span text:style-name="T1">when</text:span> 1 <text:span text:style-name="T1">then</text:span> 'January'<text:line-break/>when 2 <text:span text:style-name="T1">then</text:span> 'February'<text:line-break/>when 3 <text:span text:style-name="T1">then</text:span> 'March'<text:line-break/>when 4 <text:span text:style-name="T1">then</text:span> 'April'<text:line-break/>when 5 <text:span text:style-name="T1">then</text:span> 'May'<text:line-break/>when 6 <text:span text:style-name="T1">then</text:span> 'June'<text:line-break/>when 7 <text:span text:style-name="T1">then</text:span> 'July'<text:line-break/>when 8 <text:span text:style-name="T1">then</text:span> 'August'<text:line-break/>when 9 <text:span text:style-name="T1">then</text:span> 'September'<text:line-break/>when 10 <text:span text:style-name="T1">then</text:span> 'October'<text:line-break/>when 11 <text:span text:style-name="T1">then</text:span> 'November'<text:line-break/>when 12 <text:span text:style-name="T1">then</text:span> 'December'</text:p>
            <text:p text:style-name="P3">else</text:p>
            <text:p text:style-name="P4"><text:span text:style-name="T1"><text:s text:c="2"/></text:span><text:span text:style-name="T7">'Error!'</text:span><text:line-break/><text:span text:style-name="T1">end</text:span></text:p>
          </table:table-cell>
          <table:table-cell table:style-name="Tabella1.B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19-01-29T10:15:48.970614805</meta:creation-date>
    <meta:editing-cycles>3</meta:editing-cycles>
    <meta:editing-duration>PT23M7S</meta:editing-duration>
    <dc:date>2019-01-31T12:44:58.367000000</dc:date>
    <meta:document-statistic meta:table-count="1" meta:image-count="0" meta:object-count="0" meta:page-count="1" meta:paragraph-count="21" meta:word-count="123" meta:character-count="874" meta:non-whitespace-character-count="766"/>
    <meta:user-defined meta:name="Info 1"/>
    <meta:user-defined meta:name="Info 2"/>
    <meta:user-defined meta:name="Info 3"/>
    <meta:user-defined meta:name="Info 4"/>
  </office:meta>
</office:document-meta>
</file>